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10e57a" officeooo:paragraph-rsid="0010e57a" style:font-size-asian="15.75pt" style:font-weight-asian="bold" style:font-size-complex="18pt" style:font-weight-complex="bold"/>
    </style:style>
    <style:style style:name="P2" style:family="paragraph" style:parent-style-name="Standard">
      <style:text-properties fo:font-size="12pt" fo:font-weight="normal" officeooo:rsid="0011f311" officeooo:paragraph-rsid="0011f311" style:font-size-asian="10.5pt" style:font-weight-asian="normal" style:font-size-complex="12pt" style:font-weight-complex="normal"/>
    </style:style>
    <style:style style:name="P3" style:family="paragraph" style:parent-style-name="Standard">
      <style:text-properties officeooo:paragraph-rsid="0011f311"/>
    </style:style>
    <style:style style:name="P4" style:family="paragraph" style:parent-style-name="Standard">
      <style:text-properties officeooo:rsid="0011f311" officeooo:paragraph-rsid="0011f311"/>
    </style:style>
    <style:style style:name="T1" style:family="text">
      <style:text-properties fo:language="nl" fo:country="NL"/>
    </style:style>
    <style:style style:name="T2" style:family="text">
      <style:text-properties fo:language="nl" fo:country="NL" officeooo:rsid="0011f311"/>
    </style:style>
    <style:style style:name="T3" style:family="text">
      <style:text-properties fo:font-size="12pt" fo:font-weight="normal" officeooo:rsid="0011f311"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et and Greet ervaring</text:p>
      <text:p text:style-name="P1"/>
      <text:p text:style-name="P2">De meet en greet zag er goed georganiseerd uit. Het evenement begon met presentaties van de aanwezige bedrijven. Het viel me vrij snel op dat de meeste bedrijven vooral gericht waren op de andere gebieden van ILST en niet zozeer op bioinformatica. Soms werd bioinformatica wel benoemd en dat gaf hoop dat er wel opties mogelijk waren. Daarnaast waren er ook 2/3 bedrijven die wel specifiek op zoek waren naar bioinformatica studenten.</text:p>
      <text:p text:style-name="P2"/>
      <text:p text:style-name="P3"><text:span text:style-name="T3">Na de presentaties was er een klein moment van rust voor een drankje en vervolgens was het mogelijk om de </text:span><text:span text:style-name="T1">vertegenwoordigers </text:span><text:span text:style-name="T2">van de bedrijven vragen te stellen. Ik heb bij veel tafeltjes meegeluisterd en meestal waren er geen of weinig opties voor bioinformatica studenten. De bedrijven die dit wel hadden waren: EV Biotech, E-lab Journal, en Bio Everclear. Bij Bio Everclear heb ik met de verkeerde persoon gesproken, het was gezellig maar veel over de bioinformatica in het bedrijf wist hij niet. E-lab Journal zocht uitsluitend web(app) developers en dit is niet het werkveld waar ik naar op zoek was. EV Biotech was een uitkomst, machinelearning op biologische data. Bij EV Biotech produceren ze biologisch gesynthetiseerde eiwitten. Het process wordt hier ingekort door het gebruik van een zogenaamd ‘droog’ lab waar met computerprogrammas de ontwikkelingstijd wordt ingekort.</text:span></text:p>
      <text:p text:style-name="P3"><text:span text:style-name="T2"/></text:p>
      <text:p text:style-name="P4"><text:span text:style-name="T2">D</text:span><text:span text:style-name="T1">e gehele ervaring was prettig alhoewel een beetje langdradig gezien de geringe opties voor bioinformat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1:08:08.503112445</meta:creation-date>
    <dc:date>2023-05-08T11:24:44.216845720</dc:date>
    <meta:editing-duration>PT16M36S</meta:editing-duration>
    <meta:editing-cycles>2</meta:editing-cycles>
    <meta:generator>LibreOffice/7.3.7.2$Linux_X86_64 LibreOffice_project/30$Build-2</meta:generator>
    <meta:document-statistic meta:table-count="0" meta:image-count="0" meta:object-count="0" meta:page-count="1" meta:paragraph-count="4" meta:word-count="228" meta:character-count="1445" meta:non-whitespace-character-count="1221"/>
  </office:meta>
</office:document-meta>
</file>